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85c5" officeooo:paragraph-rsid="004585c5" style:font-weight-asian="bold" style:font-weight-complex="bold"/>
    </style:style>
    <style:style style:name="P5"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6" style:family="paragraph" style:parent-style-name="Standard">
      <style:text-properties officeooo:paragraph-rsid="001d5430"/>
    </style:style>
    <style:style style:name="P7" style:family="paragraph" style:parent-style-name="Standard">
      <style:text-properties officeooo:rsid="0018780e"/>
    </style:style>
    <style:style style:name="P8" style:family="paragraph" style:parent-style-name="Standard">
      <style:paragraph-properties fo:text-align="justify" style:justify-single-word="false"/>
      <style:text-properties officeooo:rsid="0018780e"/>
    </style:style>
    <style:style style:name="P9" style:family="paragraph" style:parent-style-name="Standard">
      <style:paragraph-properties fo:text-align="justify" style:justify-single-word="false"/>
      <style:text-properties officeooo:rsid="0018780e" officeooo:paragraph-rsid="0018780e"/>
    </style:style>
    <style:style style:name="P10" style:family="paragraph" style:parent-style-name="Standard">
      <style:text-properties officeooo:paragraph-rsid="002115ee"/>
    </style:style>
    <style:style style:name="P11" style:family="paragraph" style:parent-style-name="Standard">
      <style:text-properties officeooo:rsid="001d5430"/>
    </style:style>
    <style:style style:name="P12" style:family="paragraph" style:parent-style-name="Standard">
      <style:text-properties officeooo:paragraph-rsid="00244728"/>
    </style:style>
    <style:style style:name="P13" style:family="paragraph" style:parent-style-name="Standard">
      <style:text-properties officeooo:rsid="00244728" officeooo:paragraph-rsid="00244728"/>
    </style:style>
    <style:style style:name="P14" style:family="paragraph" style:parent-style-name="Standard">
      <style:text-properties officeooo:paragraph-rsid="00355b61"/>
    </style:style>
    <style:style style:name="P15" style:family="paragraph" style:parent-style-name="Standard">
      <style:text-properties officeooo:rsid="00355b61" officeooo:paragraph-rsid="00355b61"/>
    </style:style>
    <style:style style:name="P16" style:family="paragraph" style:parent-style-name="Standard">
      <style:paragraph-properties fo:text-align="justify" style:justify-single-word="false"/>
      <style:text-properties officeooo:rsid="00355b61" officeooo:paragraph-rsid="003b4d6c"/>
    </style:style>
    <style:style style:name="P17" style:family="paragraph" style:parent-style-name="Standard">
      <style:paragraph-properties fo:text-align="justify" style:justify-single-word="false"/>
      <style:text-properties officeooo:rsid="00355b61" officeooo:paragraph-rsid="003cbc93"/>
    </style:style>
    <style:style style:name="P18" style:family="paragraph" style:parent-style-name="Standard">
      <style:paragraph-properties fo:text-align="justify" style:justify-single-word="false"/>
      <style:text-properties officeooo:rsid="00355b61" officeooo:paragraph-rsid="003f43a2"/>
    </style:style>
    <style:style style:name="P19" style:family="paragraph" style:parent-style-name="Standard">
      <style:text-properties officeooo:paragraph-rsid="0041a1d2"/>
    </style:style>
    <style:style style:name="P20" style:family="paragraph" style:parent-style-name="Standard">
      <style:paragraph-properties fo:text-align="justify" style:justify-single-word="false"/>
      <style:text-properties officeooo:rsid="003b4d6c" officeooo:paragraph-rsid="003b4d6c"/>
    </style:style>
    <style:style style:name="P21" style:family="paragraph" style:parent-style-name="Standard">
      <style:paragraph-properties fo:text-align="justify" style:justify-single-word="false"/>
      <style:text-properties officeooo:rsid="003b4d6c" officeooo:paragraph-rsid="003f43a2"/>
    </style:style>
    <style:style style:name="P22" style:family="paragraph" style:parent-style-name="Standard">
      <style:paragraph-properties fo:text-align="justify" style:justify-single-word="false"/>
      <style:text-properties officeooo:rsid="003cbc93" officeooo:paragraph-rsid="003cbc93"/>
    </style:style>
    <style:style style:name="P23" style:family="paragraph" style:parent-style-name="Standard">
      <style:paragraph-properties fo:text-align="justify" style:justify-single-word="false"/>
      <style:text-properties officeooo:rsid="003cbc93" officeooo:paragraph-rsid="003f43a2"/>
    </style:style>
    <style:style style:name="P24" style:family="paragraph" style:parent-style-name="Standard">
      <style:text-properties officeooo:rsid="004585c5" officeooo:paragraph-rsid="004585c5"/>
    </style:style>
    <style:style style:name="P25" style:family="paragraph" style:parent-style-name="Standard">
      <style:text-properties officeooo:paragraph-rsid="004585c5"/>
    </style:style>
    <style:style style:name="P26" style:family="paragraph" style:parent-style-name="Standard">
      <style:text-properties officeooo:rsid="0047895d" officeooo:paragraph-rsid="0047895d"/>
    </style:style>
    <style:style style:name="P27" style:family="paragraph" style:parent-style-name="Standard">
      <style:text-properties officeooo:rsid="004aa535" officeooo:paragraph-rsid="004aa535"/>
    </style:style>
    <style:style style:name="P28" style:family="paragraph" style:parent-style-name="Standard">
      <style:text-properties officeooo:paragraph-rsid="004aa535"/>
    </style:style>
    <style:style style:name="P29" style:family="paragraph" style:parent-style-name="Standard">
      <style:text-properties officeooo:rsid="004adb12" officeooo:paragraph-rsid="004adb12"/>
    </style:style>
    <style:style style:name="P30" style:family="paragraph" style:parent-style-name="Standard">
      <style:paragraph-properties fo:text-align="justify" style:justify-single-word="false"/>
      <style:text-properties officeooo:rsid="0052552b" officeooo:paragraph-rsid="0052552b"/>
    </style:style>
    <style:style style:name="P31" style:family="paragraph" style:parent-style-name="Standard">
      <style:paragraph-properties fo:text-align="justify" style:justify-single-word="false"/>
      <style:text-properties officeooo:rsid="00528028" officeooo:paragraph-rsid="00528028"/>
    </style:style>
    <style:style style:name="P32" style:family="paragraph" style:parent-style-name="Standard">
      <style:paragraph-properties fo:text-align="justify" style:justify-single-word="false"/>
      <style:text-properties officeooo:rsid="0053e0d3" officeooo:paragraph-rsid="0053e0d3"/>
    </style:style>
    <style:style style:name="P33" style:family="paragraph" style:parent-style-name="Standard">
      <style:paragraph-properties fo:text-align="justify" style:justify-single-word="false"/>
      <style:text-properties officeooo:rsid="005761c6" officeooo:paragraph-rsid="005761c6"/>
    </style:style>
    <style:style style:name="P34" style:family="paragraph" style:parent-style-name="Standard">
      <style:text-properties officeooo:rsid="005acce6" officeooo:paragraph-rsid="005acce6"/>
    </style:style>
    <style:style style:name="P35" style:family="paragraph" style:parent-style-name="Standard">
      <style:text-properties officeooo:paragraph-rsid="005bf730"/>
    </style:style>
    <style:style style:name="P36" style:family="paragraph" style:parent-style-name="Standard">
      <style:text-properties officeooo:paragraph-rsid="0024b383"/>
    </style:style>
    <style:style style:name="P37" style:family="paragraph" style:parent-style-name="Standard">
      <style:text-properties officeooo:paragraph-rsid="0063b38d"/>
    </style:style>
    <style:style style:name="P38" style:family="paragraph" style:parent-style-name="Code_20_block">
      <style:text-properties officeooo:rsid="0018780e"/>
    </style:style>
    <style:style style:name="P39" style:family="paragraph" style:parent-style-name="Code_20_block">
      <style:text-properties officeooo:paragraph-rsid="00244728"/>
    </style:style>
    <style:style style:name="P40" style:family="paragraph" style:parent-style-name="Code_20_block">
      <style:text-properties officeooo:paragraph-rsid="0024b383"/>
    </style:style>
    <style:style style:name="P41" style:family="paragraph" style:parent-style-name="Code_20_block">
      <style:text-properties officeooo:paragraph-rsid="00250a76"/>
    </style:style>
    <style:style style:name="P42" style:family="paragraph" style:parent-style-name="Code_20_block">
      <style:text-properties officeooo:rsid="0024b383" officeooo:paragraph-rsid="0024b383"/>
    </style:style>
    <style:style style:name="P43" style:family="paragraph" style:parent-style-name="Code_20_block">
      <style:text-properties officeooo:paragraph-rsid="0026c81d"/>
    </style:style>
    <style:style style:name="P44" style:family="paragraph" style:parent-style-name="Code_20_block">
      <style:text-properties officeooo:paragraph-rsid="0027a24d"/>
    </style:style>
    <style:style style:name="P45" style:family="paragraph" style:parent-style-name="Code_20_block">
      <style:text-properties officeooo:rsid="0027a24d" officeooo:paragraph-rsid="0027a24d"/>
    </style:style>
    <style:style style:name="P46" style:family="paragraph" style:parent-style-name="Code_20_block">
      <style:text-properties officeooo:paragraph-rsid="00355b61"/>
    </style:style>
    <style:style style:name="P47" style:family="paragraph" style:parent-style-name="Code_20_block">
      <style:text-properties officeooo:paragraph-rsid="00358d58"/>
    </style:style>
    <style:style style:name="P48" style:family="paragraph" style:parent-style-name="Code_20_block">
      <style:text-properties officeooo:paragraph-rsid="003f43a2"/>
    </style:style>
    <style:style style:name="P49" style:family="paragraph" style:parent-style-name="Code_20_block">
      <style:text-properties officeooo:paragraph-rsid="0041a1d2"/>
    </style:style>
    <style:style style:name="P50" style:family="paragraph" style:parent-style-name="Code_20_block">
      <style:text-properties officeooo:paragraph-rsid="00426fcb"/>
    </style:style>
    <style:style style:name="P51" style:family="paragraph" style:parent-style-name="Code_20_block">
      <style:text-properties officeooo:rsid="003b4d6c"/>
    </style:style>
    <style:style style:name="P52" style:family="paragraph" style:parent-style-name="Code_20_block">
      <style:text-properties officeooo:rsid="003b4d6c" officeooo:paragraph-rsid="003f43a2"/>
    </style:style>
    <style:style style:name="P53" style:family="paragraph" style:parent-style-name="Code_20_block">
      <style:text-properties officeooo:rsid="003cbc93"/>
    </style:style>
    <style:style style:name="P54" style:family="paragraph" style:parent-style-name="Code_20_block">
      <style:text-properties officeooo:rsid="003cbc93" officeooo:paragraph-rsid="003f43a2"/>
    </style:style>
    <style:style style:name="P55" style:family="paragraph" style:parent-style-name="Code_20_block">
      <style:text-properties officeooo:rsid="00426fcb" officeooo:paragraph-rsid="00426fcb"/>
    </style:style>
    <style:style style:name="P56" style:family="paragraph" style:parent-style-name="Code_20_block">
      <style:text-properties officeooo:rsid="00355b61" officeooo:paragraph-rsid="00358d58"/>
    </style:style>
    <style:style style:name="P57" style:family="paragraph" style:parent-style-name="Code_20_block">
      <style:text-properties fo:color="#008000" officeooo:rsid="0018780e"/>
    </style:style>
    <style:style style:name="P58" style:family="paragraph" style:parent-style-name="Standard">
      <style:paragraph-properties fo:break-before="page"/>
    </style:style>
    <style:style style:name="P59" style:family="paragraph" style:parent-style-name="Standard">
      <style:paragraph-properties fo:text-align="justify" style:justify-single-word="false" fo:break-before="page"/>
      <style:text-properties officeooo:rsid="00355b61" officeooo:paragraph-rsid="003cbc93"/>
    </style:style>
    <style:style style:name="P60" style:family="paragraph" style:parent-style-name="Code_20_block">
      <style:text-properties officeooo:paragraph-rsid="0066e947"/>
    </style:style>
    <style:style style:name="P61" style:family="paragraph" style:parent-style-name="Code_20_block">
      <style:text-properties officeooo:rsid="00426fcb" officeooo:paragraph-rsid="00696974"/>
    </style:style>
    <style:style style:name="P62" style:family="paragraph" style:parent-style-name="Code_20_block">
      <style:text-properties officeooo:paragraph-rsid="00696974"/>
    </style:style>
    <style:style style:name="P63" style:family="paragraph" style:parent-style-name="Code_20_block">
      <style:text-properties officeooo:paragraph-rsid="006aa912"/>
    </style:style>
    <style:style style:name="P64" style:family="paragraph" style:parent-style-name="Code_20_block">
      <style:text-properties officeooo:paragraph-rsid="006baa36"/>
    </style:style>
    <style:style style:name="P65" style:family="paragraph" style:parent-style-name="Heading_20_2">
      <style:paragraph-properties fo:break-before="page"/>
    </style:style>
    <style:style style:name="P66" style:family="paragraph" style:parent-style-name="Heading_20_1" style:master-page-name="Standard">
      <style:paragraph-properties style:page-number="auto"/>
    </style:style>
    <style:style style:name="P67" style:family="paragraph" style:parent-style-name="Standard" style:list-style-name="Numbering_20_1"/>
    <style:style style:name="P68" style:family="paragraph" style:parent-style-name="Standard" style:list-style-name="Numbering_20_1">
      <style:text-properties officeooo:paragraph-rsid="001d5430"/>
    </style:style>
    <style:style style:name="P69" style:family="paragraph" style:parent-style-name="Standard" style:list-style-name="Numbering_20_1">
      <style:text-properties officeooo:rsid="004585c5" officeooo:paragraph-rsid="004585c5"/>
    </style:style>
    <style:style style:name="P70" style:family="paragraph" style:parent-style-name="Standard" style:list-style-name="List_20_1">
      <style:text-properties officeooo:rsid="005bf730" officeooo:paragraph-rsid="005bf730"/>
    </style:style>
    <style:style style:name="P71" style:family="paragraph" style:parent-style-name="Standard">
      <style:text-properties fo:font-weight="bold" style:font-weight-asian="bold" style:font-weight-complex="bold"/>
    </style:style>
    <style:style style:name="P72" style:family="paragraph" style:parent-style-name="Standard" style:list-style-name="List_20_1">
      <style:paragraph-properties fo:text-align="justify" style:justify-single-word="false"/>
      <style:text-properties officeooo:rsid="00528028" officeooo:paragraph-rsid="00528028"/>
    </style:style>
    <style:style style:name="P73" style:family="paragraph" style:parent-style-name="Standard" style:list-style-name="List_20_1">
      <style:paragraph-properties fo:text-align="justify" style:justify-single-word="false"/>
      <style:text-properties officeooo:rsid="0053e0d3" officeooo:paragraph-rsid="0053e0d3"/>
    </style:style>
    <style:style style:name="P74" style:family="paragraph" style:parent-style-name="Standard">
      <style:paragraph-properties fo:text-align="justify" style:justify-single-word="false"/>
      <style:text-properties officeooo:rsid="00654276" officeooo:paragraph-rsid="00654276"/>
    </style:style>
    <style:style style:name="P75" style:family="paragraph" style:parent-style-name="Standard">
      <style:text-properties officeooo:paragraph-rsid="00654276"/>
    </style:style>
    <style:style style:name="P76" style:family="paragraph" style:parent-style-name="Standard">
      <style:text-properties officeooo:rsid="0066e947" officeooo:paragraph-rsid="0066e947"/>
    </style:style>
    <style:style style:name="P77" style:family="paragraph" style:parent-style-name="Standard">
      <style:text-properties officeooo:paragraph-rsid="0068984c"/>
    </style:style>
    <style:style style:name="P78" style:family="paragraph" style:parent-style-name="Standard">
      <style:text-properties officeooo:rsid="004aa535" officeooo:paragraph-rsid="0068984c"/>
    </style:style>
    <style:style style:name="P79" style:family="paragraph" style:parent-style-name="Standard">
      <style:text-properties officeooo:rsid="0047895d" officeooo:paragraph-rsid="0047895d"/>
    </style:style>
    <style:style style:name="P80" style:family="paragraph" style:parent-style-name="Standard">
      <style:paragraph-properties fo:break-before="page"/>
      <style:text-properties officeooo:rsid="0047895d" officeooo:paragraph-rsid="0047895d"/>
    </style:style>
    <style:style style:name="P81" style:family="paragraph" style:parent-style-name="Heading_20_3">
      <style:text-properties officeooo:rsid="00244728" officeooo:paragraph-rsid="00244728"/>
    </style:style>
    <style:style style:name="P82" style:family="paragraph" style:parent-style-name="Heading_20_3">
      <style:text-properties officeooo:rsid="00355b61"/>
    </style:style>
    <style:style style:name="P83" style:family="paragraph" style:parent-style-name="Heading_20_3">
      <style:text-properties officeooo:rsid="003b4d6c"/>
    </style:style>
    <style:style style:name="P84" style:family="paragraph" style:parent-style-name="Heading_20_3">
      <style:text-properties officeooo:rsid="003b4d6c" officeooo:paragraph-rsid="003f43a2"/>
    </style:style>
    <style:style style:name="P85" style:family="paragraph" style:parent-style-name="Heading_20_3">
      <style:text-properties officeooo:rsid="001d5430" officeooo:paragraph-rsid="001d5430"/>
    </style:style>
    <style:style style:name="P86" style:family="paragraph" style:parent-style-name="Heading_20_3">
      <style:text-properties officeooo:paragraph-rsid="004aa535"/>
    </style:style>
    <style:style style:name="P8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4c9b2f" style:font-style-asian="italic" style:font-style-complex="italic"/>
    </style:style>
    <style:style style:name="T15" style:family="text">
      <style:text-properties fo:font-style="italic" officeooo:rsid="004eecbd" style:font-style-asian="italic" style:font-style-complex="italic"/>
    </style:style>
    <style:style style:name="T16" style:family="text">
      <style:text-properties fo:font-style="italic" officeooo:rsid="0053e0d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color="#008000"/>
    </style:style>
    <style:style style:name="T21" style:family="text">
      <style:text-properties fo:color="#008000" officeooo:rsid="0026c81d"/>
    </style:style>
    <style:style style:name="T22" style:family="text">
      <style:text-properties fo:color="#008000" officeooo:rsid="0027a24d"/>
    </style:style>
    <style:style style:name="T23" style:family="text">
      <style:text-properties fo:color="#008000" officeooo:rsid="00299f44"/>
    </style:style>
    <style:style style:name="T24" style:family="text">
      <style:text-properties fo:color="#008000" officeooo:rsid="00426fcb"/>
    </style:style>
    <style:style style:name="T25" style:family="text">
      <style:text-properties fo:color="#008000" officeooo:rsid="006aa912"/>
    </style:style>
    <style:style style:name="T26" style:family="text">
      <style:text-properties fo:color="#008000" officeooo:rsid="006baa36"/>
    </style:style>
    <style:style style:name="T27" style:family="text">
      <style:text-properties officeooo:rsid="0018780e"/>
    </style:style>
    <style:style style:name="T28" style:family="text">
      <style:text-properties officeooo:rsid="0018f604"/>
    </style:style>
    <style:style style:name="T29" style:family="text">
      <style:text-properties officeooo:rsid="001afe49"/>
    </style:style>
    <style:style style:name="T30" style:family="text">
      <style:text-properties officeooo:rsid="001b131a"/>
    </style:style>
    <style:style style:name="T31" style:family="text">
      <style:text-properties officeooo:rsid="001b87eb"/>
    </style:style>
    <style:style style:name="T32" style:family="text">
      <style:text-properties officeooo:rsid="001d5430"/>
    </style:style>
    <style:style style:name="T33" style:family="text">
      <style:text-properties officeooo:rsid="00244728"/>
    </style:style>
    <style:style style:name="T34" style:family="text">
      <style:text-properties officeooo:rsid="0024b383"/>
    </style:style>
    <style:style style:name="T35" style:family="text">
      <style:text-properties officeooo:rsid="00250a76"/>
    </style:style>
    <style:style style:name="T36" style:family="text">
      <style:text-properties officeooo:rsid="0027a24d"/>
    </style:style>
    <style:style style:name="T37" style:family="text">
      <style:text-properties officeooo:rsid="002f61f6"/>
    </style:style>
    <style:style style:name="T38" style:family="text">
      <style:text-properties officeooo:rsid="00355b61"/>
    </style:style>
    <style:style style:name="T39" style:family="text">
      <style:text-properties officeooo:rsid="00358d58"/>
    </style:style>
    <style:style style:name="T40" style:family="text">
      <style:text-properties officeooo:rsid="003b4d6c"/>
    </style:style>
    <style:style style:name="T41" style:family="text">
      <style:text-properties style:text-position="sub 58%" officeooo:rsid="003b4d6c"/>
    </style:style>
    <style:style style:name="T42" style:family="text">
      <style:text-properties officeooo:rsid="003cbc93"/>
    </style:style>
    <style:style style:name="T43" style:family="text">
      <style:text-properties fo:color="#000000" style:font-name="Courier New2" fo:font-size="9pt" officeooo:rsid="003cbc93" style:font-size-asian="9pt"/>
    </style:style>
    <style:style style:name="T44" style:family="text">
      <style:text-properties officeooo:rsid="0041a1d2"/>
    </style:style>
    <style:style style:name="T45" style:family="text">
      <style:text-properties officeooo:rsid="00426fcb"/>
    </style:style>
    <style:style style:name="T46" style:family="text">
      <style:text-properties officeooo:rsid="0047895d"/>
    </style:style>
    <style:style style:name="T47" style:family="text">
      <style:text-properties officeooo:rsid="0048665c"/>
    </style:style>
    <style:style style:name="T48" style:family="text">
      <style:text-properties officeooo:rsid="004c9b2f"/>
    </style:style>
    <style:style style:name="T49" style:family="text">
      <style:text-properties officeooo:rsid="004eecbd"/>
    </style:style>
    <style:style style:name="T50" style:family="text">
      <style:text-properties officeooo:rsid="0053e0d3"/>
    </style:style>
    <style:style style:name="T51" style:family="text">
      <style:text-properties officeooo:rsid="005761c6"/>
    </style:style>
    <style:style style:name="T52" style:family="text">
      <style:text-properties officeooo:rsid="005ef25b"/>
    </style:style>
    <style:style style:name="T53" style:family="text">
      <style:text-properties officeooo:rsid="0062bc90"/>
    </style:style>
    <style:style style:name="T54" style:family="text">
      <style:text-properties officeooo:rsid="00654276"/>
    </style:style>
    <style:style style:name="T55" style:family="text">
      <style:text-properties officeooo:rsid="0066e947"/>
    </style:style>
    <style:style style:name="T56" style:family="text">
      <style:text-properties officeooo:rsid="0068984c"/>
    </style:style>
    <style:style style:name="T57" style:family="text">
      <style:text-properties officeooo:rsid="00696974"/>
    </style:style>
    <style:style style:name="T58" style:family="text">
      <style:text-properties officeooo:rsid="006aa9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97992613635999861" text:style-name="Outline">
        <text:list-item>
          <text:h text:style-name="P66"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42857020866424"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42858329350668"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42857482072815"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42858305542880"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42857917938698"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42857284215187"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4285778331808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42857705152578"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42858794634932"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42857920971117"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42858910239223"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42858539046912"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42858162419176"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42859167224683"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
      <text:p text:style-name="P58">Nested elements:</text:p>
      <text:p text:style-name="Standard"><text:s text:c="2"/>&lt;Property&gt; : name of a node property, min = 1, max = 1</text:p>
      <text:p text:style-name="P37"><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42859036021457"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 text:style-name="Internet_20_link" text:visited-style-name="Visited_20_Internet_20_Link">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42859138889793" text:continue-numbering="true" text:style-name="Outline">
        <text:list-item>
          <text:list>
            <text:list-item>
              <text:list>
                <text:list-item>
                  <text:h text:style-name="P81" text:outline-level="3">ScriptedPolicy</text:h>
                </text:list-item>
              </text:list>
            </text:list-item>
          </text:list>
        </text:list-item>
      </text:list>
      <text:p text:style-name="P13">Executes a script which returns a boolean value.</text:p>
      <text:p text:style-name="P12"/>
      <text:p text:style-name="P12">Class name: <text:span text:style-name="T1">org.jppf.node.policy.</text:span><text:span text:style-name="T4">ScriptedPolicy</text:span></text:p>
      <text:p text:style-name="P12">Constructor<text:span text:style-name="T33">s</text:span>:</text:p>
      <text:p text:style-name="P39"><text:span text:style-name="T33">ScriptedPolicy</text:span>(String <text:span text:style-name="T33">language</text:span>, String <text:span text:style-name="T33">script</text:span>)</text:p>
      <text:p text:style-name="P39"><text:span text:style-name="T33">ScriptedPolicy</text:span>(String <text:span text:style-name="T33">language</text:span>, <text:span text:style-name="T33">Reader</text:span> <text:span text:style-name="T33">scriptReader</text:span>)</text:p>
      <text:p text:style-name="P39"><text:span text:style-name="T33">ScriptedPolicy</text:span>(String <text:span text:style-name="T33">language</text:span>, <text:span text:style-name="T33">File</text:span> <text:span text:style-name="T33">scriptFile</text:span>)</text:p>
      <text:p text:style-name="P12">Usage:</text:p>
      <text:p text:style-name="P41">policy = new <text:span text:style-name="T33">ScriptedPolicy</text:span>("<text:span text:style-name="T33">javascript</text:span>", "<text:span text:style-name="T33">true</text:span>");</text:p>
      <text:p text:style-name="P41">policy = new <text:span text:style-name="T33">ScriptedPolicy</text:span>("<text:span text:style-name="T33">javascript</text:span>", <text:span text:style-name="T35">new StringReader(myScript)</text:span>);</text:p>
      <text:p text:style-name="P39">policy = new <text:span text:style-name="T33">ScriptedPolicy</text:span>("<text:span text:style-name="T33">javascript</text:span>", <text:span text:style-name="T35">new File(</text:span>"<text:span text:style-name="T35">myScript.js</text:span>"<text:span text:style-name="T35">)</text:span>);</text:p>
      <text:p text:style-name="P12"/>
      <text:p text:style-name="P12">XML Element: <text:span text:style-name="T1">&lt;</text:span><text:span text:style-name="T4">Script</text:span><text:span text:style-name="T1">&gt;</text:span></text:p>
      <text:p text:style-name="P12">Attribute: <text:span text:style-name="T33">language</text:span></text:p>
      <text:p text:style-name="P12">Usage:</text:p>
      <text:p text:style-name="P40">&lt;<text:span text:style-name="T34">Script language=”javascript”</text:span>&gt;<text:span text:style-name="T34">true</text:span>&lt;/<text:span text:style-name="T34">Script</text:span>&gt;</text:p>
      <text:p text:style-name="P40"/>
      <text:p text:style-name="P40">&lt;<text:span text:style-name="T34">Script language=”javascript”</text:span>&gt;<text:span text:style-name="T34">&lt;![CDATA[</text:span></text:p>
      <text:p text:style-name="P42">function myFunction() {</text:p>
      <text:p text:style-name="P42"><text:s text:c="2"/>return true;</text:p>
      <text:p text:style-name="P42">}</text:p>
      <text:p text:style-name="P42">myFunction();</text:p>
      <text:p text:style-name="P40"><text:span text:style-name="T34">]]&gt;</text:span>&lt;/<text:span text:style-name="T34">Script</text:span>&gt;</text:p>
      <text:p text:style-name="P36"/>
      <text:list xml:id="list42858867275503" text:continue-numbering="true" text:style-name="Outline">
        <text:list-item>
          <text:list>
            <text:list-item>
              <text:list>
                <text:list-item>
                  <text:h text:style-name="P87"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42857843534305" text:continue-numbering="true" text:style-name="Outline">
        <text:list-item>
          <text:list>
            <text:list-item>
              <text:list>
                <text:list-item>
                  <text:h text:style-name="P82" text:outline-level="3">Preference</text:h>
                </text:list-item>
              </text:list>
            </text:list-item>
          </text:list>
        </text:list-item>
      </text:list>
      <text:p text:style-name="P15">Evaluates a set of nested policies ordered by preference.</text:p>
      <text:p text:style-name="P15"/>
      <text:p text:style-name="P14">Class name: subclass of <text:span text:style-name="T1">org.jppf.node.policy.</text:span><text:span text:style-name="T5">Preference</text:span></text:p>
      <text:p text:style-name="P14">Constructor<text:span text:style-name="T38">s</text:span>:</text:p>
      <text:p text:style-name="P46"><text:span text:style-name="T38">Preference</text:span>(<text:span text:style-name="T38">ExecutionPolicy</text:span>...<text:span text:style-name="T38">policies</text:span>)</text:p>
      <text:p text:style-name="P46"><text:span text:style-name="T38">Preference</text:span>(<text:span text:style-name="T38">List&lt;ExecutionPolicy&gt; policies</text:span>)</text:p>
      <text:p text:style-name="P14">Usage:</text:p>
      <text:p text:style-name="P46">policy = new <text:span text:style-name="T38">Preference</text:span>(<text:span text:style-name="T38">AtLeast("jppf.processing.threads", 4</text:span>),</text:p>
      <text:p text:style-name="P46"><text:s text:c="2"/><text:span text:style-name="T38">new LessThan("jppf.processing.threads", 4).and(new AtLeast("</text:span><text:span text:style-name="Teletype"><text:span text:style-name="T38">maxMemory", 1_000_000)));</text:span></text:span></text:p>
      <text:p text:style-name="P14"/>
      <text:p text:style-name="P14">XML Element: <text:span text:style-name="T1">&lt;</text:span><text:span text:style-name="T6">Preference</text:span><text:span text:style-name="T1">&gt;</text:span></text:p>
      <text:p text:style-name="P14">Usage:</text:p>
      <text:p text:style-name="P46">&lt;<text:span text:style-name="T39">Preference</text:span>&gt;</text:p>
      <text:p text:style-name="P46"><text:s text:c="2"/><text:span text:style-name="T39">&lt;AtLeast&gt;</text:span></text:p>
      <text:p text:style-name="P47"><text:s text:c="4"/>&lt;<text:span text:style-name="T39">Property</text:span>&gt;<text:span text:style-name="T38">jppf.processing.thread</text:span>&lt;/<text:span text:style-name="T39">Property</text:span>&gt;</text:p>
      <text:p text:style-name="P60"><text:s text:c="4"/>&lt;<text:span text:style-name="T39">Value</text:span>&gt;<text:span text:style-name="T39">4</text:span>&lt;/<text:span text:style-name="T55">Value</text:span>&gt;</text:p>
      <text:p text:style-name="P47"><text:s text:c="2"/>&lt;/A<text:span text:style-name="T39">tLeast</text:span>&gt;</text:p>
      <text:p text:style-name="P47"><text:s text:c="2"/>&lt;A<text:span text:style-name="T39">ND</text:span>&gt;</text:p>
      <text:p text:style-name="P47"><text:s text:c="4"/><text:span text:style-name="T39">&lt;LessThan&gt;</text:span></text:p>
      <text:p text:style-name="P47"><text:s text:c="6"/>&lt;<text:span text:style-name="T39">Property</text:span>&gt;<text:span text:style-name="T38">jppf.processing.thread</text:span>&lt;/<text:span text:style-name="T39">Property</text:span>&gt;</text:p>
      <text:p text:style-name="P47"><text:s text:c="6"/>&lt;<text:span text:style-name="T39">Value</text:span>&gt;<text:span text:style-name="T39">4</text:span>&lt;/<text:span text:style-name="T55">Value</text:span>&gt;</text:p>
      <text:p text:style-name="P47"><text:s text:c="4"/>&lt;/<text:span text:style-name="T39">LessThan</text:span>&gt;</text:p>
      <text:p text:style-name="P47"><text:s text:c="4"/><text:span text:style-name="T39">&lt;AtLeast&gt;</text:span></text:p>
      <text:p text:style-name="P47"><text:s text:c="6"/>&lt;<text:span text:style-name="T39">Property</text:span>&gt;<text:span text:style-name="T39">maxMemory</text:span>&lt;/<text:span text:style-name="T39">Property</text:span>&gt;</text:p>
      <text:p text:style-name="P60"><text:s text:c="6"/>&lt;<text:span text:style-name="T39">Value</text:span>&gt;<text:span text:style-name="T39">1000000</text:span>&lt;/<text:span text:style-name="T55">Value</text:span>&gt;</text:p>
      <text:p text:style-name="P47"><text:s text:c="4"/>&lt;/A<text:span text:style-name="T39">tLeast</text:span>&gt;</text:p>
      <text:p text:style-name="P47"><text:s text:c="2"/>&lt;/A<text:span text:style-name="T39">ND</text:span>&gt;</text:p>
      <text:p text:style-name="P56">&lt;/Preference&gt;</text:p>
      <text:list xml:id="list42857283474600" text:continue-numbering="true" text:style-name="Outline">
        <text:list-item>
          <text:list>
            <text:list-item>
              <text:list>
                <text:list-item>
                  <text:h text:style-name="P83" text:outline-level="3">IsInIPv4Subnet</text:h>
                </text:list-item>
              </text:list>
            </text:list-item>
          </text:list>
        </text:list-item>
      </text:list>
      <text:p text:style-name="P16"><text:span text:style-name="T40">Performs a test of type “'</text:span><text:a xlink:type="simple" xlink:href="#1.2.7.Network properties|outline" text:style-name="Internet_20_link" text:visited-style-name="Visited_20_Internet_20_Link"><text:span text:style-name="T40">ipv</text:span></text:a><text:a xlink:type="simple" xlink:href="#1.2.7.Network properties|outline" text:style-name="Internet_20_link" text:visited-style-name="Visited_20_Internet_20_Link"><text:span text:style-name="T40">4</text:span></text:a><text:a xlink:type="simple" xlink:href="#1.2.7.Network properties|outline" text:style-name="Internet_20_link" text:visited-style-name="Visited_20_Internet_20_Link"><text:span text:style-name="T40">.addresses</text:span></text:a><text:span text:style-name="T40"> has an address in at least one of s</text:span><text:span text:style-name="T41">1</text:span><text:span text:style-name="T40">, ... <text:s/>or s</text:span><text:span text:style-name="T41">n</text:span><text:span text:style-name="T40"> subnets”</text:span></text:p>
      <text:p text:style-name="P17"><text:span text:style-name="T40">Each subnet can be expressed in either CIDR or </text:span><text:a xlink:type="simple" xlink:href="http://www.jppf.org/javadoc/5.2/index.html?org/jppf/net/IPv4AddressPattern.html" text:style-name="Internet_20_link" text:visited-style-name="Visited_20_Internet_20_Link"><text:span text:style-name="T40">IPv4AddressPattern</text:span></text:a><text:span text:style-name="T40"> format.</text:span></text:p>
      <text:p text:style-name="P20"/>
      <text:p text:style-name="P16"><text:span text:style-name="T40">Class name: </text:span><text:span text:style-name="T7">org.jppf.node.policy.IsInIPv4Subnet</text:span></text:p>
      <text:p text:style-name="P20">Constructors:</text:p>
      <text:p text:style-name="P51">IsInIPv4Subnet(String...subnets)</text:p>
      <text:p text:style-name="P51">IsInIPv4Subnet(Collection&lt;String&gt; subnets)</text:p>
      <text:p text:style-name="P20">Usage:</text:p>
      <text:p text:style-name="P51">policy = new IsInIPv4Subnet(“192.168.1.0/24”, “192.168.1.0-255”);</text:p>
      <text:p text:style-name="P20"/>
      <text:p text:style-name="P17"/>
      <text:p text:style-name="P59"><text:span text:style-name="T42">XML element: </text:span><text:span text:style-name="T8">&lt;</text:span><text:span text:style-name="T7">IsInIPv4Subnet</text:span><text:span text:style-name="T8">&gt;</text:span></text:p>
      <text:p text:style-name="P17"><text:span text:style-name="T42">Nested element: </text:span><text:span text:style-name="T8">&lt;Subnet&gt;</text:span><text:span text:style-name="T42"> : IPv4 subnet mask, min = 1, max = unbounded</text:span></text:p>
      <text:p text:style-name="P22">Usage:</text:p>
      <text:p text:style-name="P53">&lt;IsInIPv4Subnet&gt;</text:p>
      <text:p text:style-name="P53"><text:s text:c="2"/>&lt;Subnet&gt;192.168.1.0/24&lt;/Subnet&gt;</text:p>
      <text:p text:style-name="P53"><text:s text:c="2"/>&lt;Subnet&gt;192.168.1.0-255&lt;/Subnet&gt;</text:p>
      <text:p text:style-name="P53">&lt;/IsInIPv4Subnet&gt;</text:p>
      <text:list xml:id="list42857206946918" text:continue-numbering="true" text:style-name="Outline">
        <text:list-item>
          <text:list>
            <text:list-item>
              <text:list>
                <text:list-item>
                  <text:h text:style-name="P84" text:outline-level="3">IsInIPv6Subnet</text:h>
                </text:list-item>
              </text:list>
            </text:list-item>
          </text:list>
        </text:list-item>
      </text:list>
      <text:p text:style-name="P18"><text:span text:style-name="T40">Performs a test of type “'</text:span><text:a xlink:type="simple" xlink:href="#1.2.7.Network properties|outline" text:style-name="Internet_20_link" text:visited-style-name="Visited_20_Internet_20_Link"><text:span text:style-name="T40">ipv6.addresses</text:span></text:a><text:span text:style-name="T40"> has an address in at least one of s</text:span><text:span text:style-name="T41">1</text:span><text:span text:style-name="T40">, ... <text:s/>or s</text:span><text:span text:style-name="T41">n</text:span><text:span text:style-name="T40"> subnets”</text:span></text:p>
      <text:p text:style-name="P18"><text:span text:style-name="T40">Each subnet can be expressed in either CIDR or </text:span><text:a xlink:type="simple" xlink:href="http://www.jppf.org/javadoc/5.2/index.html?org/jppf/net/IPv6AddressPattern.html" text:style-name="Internet_20_link" text:visited-style-name="Visited_20_Internet_20_Link"><text:span text:style-name="T40">IPv6AddressPattern</text:span></text:a><text:span text:style-name="T40"> format.</text:span></text:p>
      <text:p text:style-name="P21"/>
      <text:p text:style-name="P18"><text:span text:style-name="T40">Class name: </text:span><text:span text:style-name="T7">org.jppf.node.policy.IsInIPv</text:span><text:span text:style-name="T10">6</text:span><text:span text:style-name="T7">Subnet</text:span></text:p>
      <text:p text:style-name="P21">Constructors:</text:p>
      <text:p text:style-name="P52">IsInIPv6Subnet(String...subnets)</text:p>
      <text:p text:style-name="P52">IsInIPv6Subnet(Collection&lt;String&gt; subnets)</text:p>
      <text:p text:style-name="P21">Usage:</text:p>
      <text:p text:style-name="P51">policy = new IsInIPv6Subnet(“::1/80”, “1080::0:0:8:800:200C:417A/97”);</text:p>
      <text:p text:style-name="P21"/>
      <text:p text:style-name="P18"><text:span text:style-name="T42">XML element: </text:span><text:span text:style-name="T8">&lt;</text:span><text:span text:style-name="T7">IsInIPv</text:span><text:span text:style-name="T9">6</text:span><text:span text:style-name="T7">Subnet</text:span><text:span text:style-name="T8">&gt;</text:span></text:p>
      <text:p text:style-name="P18"><text:span text:style-name="T42">Nested element: </text:span><text:span text:style-name="T8">&lt;Subnet&gt;</text:span><text:span text:style-name="T42"> : IPv6 subnet mask, min = 1, max = unbounded</text:span></text:p>
      <text:p text:style-name="P23">Usage:</text:p>
      <text:p text:style-name="P54">&lt;IsInIPv6Subnet&gt;</text:p>
      <text:p text:style-name="P54"><text:s text:c="2"/>&lt;Subnet&gt;::1/80&lt;/Subnet&gt;</text:p>
      <text:p text:style-name="P48"><text:span text:style-name="T42"><text:s text:c="2"/>&lt;Subnet&gt;</text:span><text:span text:style-name="T43">1080::0:0:8:800:200C:417A/97</text:span><text:span text:style-name="T42">&lt;/Subnet&gt;</text:span></text:p>
      <text:p text:style-name="P54">&lt;/IsInIPv6Subnet&gt;</text:p>
      <text:list xml:id="list42858128679295" text:continue-numbering="true" text:style-name="Outline">
        <text:list-item>
          <text:list>
            <text:list-item>
              <text:list>
                <text:list-item>
                  <text:h text:style-name="Heading_20_3" text:outline-level="3">NodesMatching</text:h>
                </text:list-item>
              </text:list>
            </text:list-item>
          </text:list>
        </text:list-item>
      </text:list>
      <text:p text:style-name="P74">Counts the nodes matching a given execution policy and compares the resulting number with an expected number of nodes, using a specified comparison operator: <text:span text:style-name="T13">expected_number compared_to (actual_number matching node_policy)</text:span>.</text:p>
      <text:p text:style-name="P74"/>
      <text:p text:style-name="P74">Class name: <text:span text:style-name="T1">org.jppf.node.policy.NodesMatching</text:span></text:p>
      <text:p text:style-name="P74">Constructor:</text:p>
      <text:p text:style-name="Code_20_block">NodesMatching(Operator operator, long expectedNodes, ExecutionPolicy nodePolicy)</text:p>
      <text:p text:style-name="P74">Usage:</text:p>
      <text:p text:style-name="Code_20_block">new NodesMatching(Operator.AT_LEAST, 4, new MoreThan("availableProcessors", 2));</text:p>
      <text:p text:style-name="P74">reads as: <text:span text:style-name="T13">at least 4 nodes with more than 2 processors each</text:span></text:p>
      <text:p text:style-name="P74"/>
      <text:p text:style-name="P74">XML element: <text:span text:style-name="T1">&lt;NodesMatching&gt;</text:span></text:p>
      <text:p text:style-name="P75">Attribute<text:span text:style-name="T54">s</text:span>:</text:p>
      <text:p text:style-name="P75">- <text:span text:style-name="T54">operator</text:span>: <text:span text:style-name="T55">the comparison operator, one of EQUAL, NOT_EQUAL, AT_LEAST, MORE_THA, AT_MOST, LESS_THAN</text:span></text:p>
      <text:p text:style-name="P75">- <text:span text:style-name="T55">expected: the number of expected nodes</text:span></text:p>
      <text:p text:style-name="P75">Nested element: <text:span text:style-name="T55">any other execution policy element</text:span></text:p>
      <text:p text:style-name="P76">Usage:</text:p>
      <text:p text:style-name="Code_20_block">&lt;NodesMatching operator="AT_LEAST" expected="4"&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p text:style-name="P74"/>
      <text:p text:style-name="P74"/>
      <text:p text:style-name="P74"/>
      <text:list xml:id="list42859166035106" text:continue-numbering="true" text:style-name="Outline">
        <text:list-item>
          <text:list>
            <text:list-item>
              <text:h text:style-name="P65" text:outline-level="2"><text:span text:style-name="T28">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javadoc/5.2/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29">or driver connection</text:span>. As <text:span text:style-name="Code_20_char">JPPFSystemInformation</text:span> encapsulates several sets of properties, the <text:span text:style-name="Code_20_char">ExecutionPolicy</text:span> class provides a method <text:a xlink:type="simple" xlink:href="http://www.jppf.org/javadoc/5.2/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6913879510807630910" text:style-name="Numbering_20_1">
        <text:list-item>
          <text:p text:style-name="P68">in JPPFSystemInformation.get<text:span text:style-name="T32">Uuid</text:span>() : <text:span text:style-name="T32">JPPF uuid and version properties</text:span></text:p>
        </text:list-item>
        <text:list-item>
          <text:p text:style-name="P67">in JPPFSystemInformation.getJppf() : JPPF configuration properties</text:p>
        </text:list-item>
        <text:list-item>
          <text:p text:style-name="P67">in JPPFSystemInformation.getSystem() : system properties</text:p>
        </text:list-item>
        <text:list-item>
          <text:p text:style-name="P67">in JPPFSystemInformation.getEnv() : environment variables</text:p>
        </text:list-item>
        <text:list-item>
          <text:p text:style-name="P67">in JPPFSystemInformation.getNetwork() : IPV4 and IPV6 addresses assigned to the node <text:span text:style-name="T31">or driver</text:span></text:p>
        </text:list-item>
        <text:list-item>
          <text:p text:style-name="P67">in JPPFSystemInformation.getRuntime() : runtime properties</text:p>
        </text:list-item>
        <text:list-item>
          <text:p text:style-name="P67">in JPPFSystemInformation.getStorage() : storage space properties</text:p>
        </text:list-item>
        <text:list-item>
          <text:p text:style-name="P69">in JPPFSystemInformation.getOS() : operatng system information properties</text:p>
        </text:list-item>
      </text:list>
      <text:list xml:id="list42857793313673" text:continue-list="list42859166035106" text:style-name="Outline">
        <text:list-item>
          <text:list>
            <text:list-item>
              <text:list>
                <text:list-item>
                  <text:h text:style-name="P85" text:outline-level="3">JPPF uuid and version properties</text:h>
                </text:list-item>
              </text:list>
            </text:list-item>
          </text:list>
        </text:list-item>
      </text:list>
      <text:p text:style-name="P11">The following properties are provided:</text:p>
      <text:p text:style-name="P11"/>
      <text:p text:style-name="P6"><text:span text:style-name="Code_20_char"><text:span text:style-name="T32">jppf.uuid</text:span></text:span><text:span text:style-name="T32"> : the uuid of the node or driver</text:span></text:p>
      <text:p text:style-name="P6"><text:span text:style-name="Code_20_char"><text:span text:style-name="T32">jppf.version.number</text:span></text:span><text:span text:style-name="T32"> : the current JPPF version number</text:span></text:p>
      <text:p text:style-name="P6"><text:span text:style-name="Code_20_char"><text:span text:style-name="T32">jppf.build.number</text:span></text:span><text:span text:style-name="T32"> : the current build number</text:span></text:p>
      <text:p text:style-name="P6"><text:span text:style-name="Code_20_char"><text:span text:style-name="T32">jppf.build.date</text:span></text:span><text:span text:style-name="T32"> : the build date, including the time zone, in the format “yyyy-MM-dd hh:mm z”</text:span></text:p>
      <text:p text:style-name="P6"/>
      <text:p text:style-name="P10">Related APIs:</text:p>
      <text:p text:style-name="P10"/>
      <text:p text:style-name="P10"><text:a xlink:type="simple" xlink:href="http://www.jppf.org/javadoc/5.2/org/jppf/management/JPPFSystemInformation.html#getUuid()" text:style-name="Internet_20_link" text:visited-style-name="Visited_20_Internet_20_Link"><text:span text:style-name="Code_20_char"><text:span text:style-name="T1">JPPFSystemInformation.get</text:span></text:span></text:a><text:a xlink:type="simple" xlink:href="http://www.jppf.org/javadoc/5.2/org/jppf/management/JPPFSystemInformation.html#getUuid()" text:style-name="Internet_20_link" text:visited-style-name="Visited_20_Internet_20_Link"><text:span text:style-name="Code_20_char"><text:span text:style-name="T3">Uuid</text:span></text:span></text:a><text:a xlink:type="simple" xlink:href="http://www.jppf.org/javadoc/5.2/org/jppf/management/JPPFSystemInformation.html#getUuid()" text:style-name="Internet_20_link" text:visited-style-name="Visited_20_Internet_20_Link"><text:span text:style-name="Code_20_char"><text:span text:style-name="T1">()</text:span></text:span></text:a></text:p>
      <text:p text:style-name="P10"><text:a xlink:type="simple" xlink:href="http://www.jppf.org/javadoc/5.2/org/jppf/utils/VersionUtils.html#getVersion()" text:style-name="Internet_20_link" text:visited-style-name="Visited_20_Internet_20_Link"><text:span text:style-name="Code_20_char"><text:span text:style-name="T3">VersionUtils.getVersion()</text:span></text:span></text:a></text:p>
      <text:list xml:id="list42858642756920"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7">or driver's </text:span>JPPF configuration file, <text:span text:style-name="T27">depending on where the execution policy applies.</text:span></text:p>
      <text:p text:style-name="P8"/>
      <text:p text:style-name="P2"><text:span text:style-name="T27">Additionally, there is one special property “</text:span><text:span text:style-name="T2">jppf.channel.local</text:span><text:span text:style-name="T27">”,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9"/>
      <text:p text:style-name="P38">JPPFJob job = ...;</text:p>
      <text:p text:style-name="P57">// allow job execution only in the client-local executor</text:p>
      <text:p text:style-name="P38">ExecutionPolicy localExecutionPolicy = new Equal("jppf.channel.local", true);</text:p>
      <text:p text:style-name="P38">job.getClientSLA().setExecutionPolicy(localExecutionPolicy);</text:p>
      <text:p text:style-name="P7"/>
      <text:p text:style-name="P34">On the server side, the JPPF driver also dynamically sets and maintains a number of properties for each node:</text:p>
      <text:p text:style-name="P34"/>
      <text:list xml:id="list586667575038658181" text:style-name="List_20_1">
        <text:list-item>
          <text:p text:style-name="P70"><text:span text:style-name="T1">jppf.peer.driver</text:span>: whether the node is actuall<text:span text:style-name="T52">y</text:span> a peer driver</text:p>
        </text:list-item>
        <text:list-item>
          <text:p text:style-name="P70"><text:span text:style-name="T1">jppf.peer.total.nodes</text:span>: the number of nodes connected to the remote peer driver</text:p>
        </text:list-item>
        <text:list-item>
          <text:p text:style-name="P70"><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70"><text:span text:style-name="T1">jppf.node.idle</text:span>: whther the node is idle or busy exceuting tasks</text:p>
        </text:list-item>
      </text:list>
      <text:p text:style-name="P35"/>
      <text:p text:style-name="P3">Related APIs:</text:p>
      <text:p text:style-name="Standard"/>
      <text:p text:style-name="Standard"><text:a xlink:type="simple" xlink:href="http://www.jppf.org/javadoc/5.2/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javadoc/5.2/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42859035783437" text:continue-list="list42858642756920" text:style-name="Outline">
        <text:list-item>
          <text:list>
            <text:list-item>
              <text:list>
                <text:list-item>
                  <text:h text:style-name="P87"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www.jppf.org/javadoc/5.2/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javadoc/5.2/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api/java/lang/System.html#getProperties()" text:style-name="Internet_20_link" text:visited-style-name="Visited_20_Internet_20_Link"><text:span text:style-name="Code_20_char"><text:span text:style-name="T1">java.lang.System.getProperties()</text:span></text:span></text:a></text:p>
      <text:list xml:id="list42857285921884"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www.jppf.org/javadoc/5.2/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javadoc/5.2/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api/java/lang/System.html#getenv()" text:style-name="Internet_20_link" text:visited-style-name="Visited_20_Internet_20_Link"><text:span text:style-name="Code_20_char"><text:span text:style-name="T1">java.lang.System.getenv()</text:span></text:span></text:a></text:p>
      <text:list xml:id="list42858867386855"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www.jppf.org/javadoc/5.2/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javadoc/5.2/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api/index.html?java/lang/Runtime.html" text:style-name="Internet_20_link" text:visited-style-name="Visited_20_Internet_20_Link"><text:span text:style-name="Code_20_char"><text:span text:style-name="T1">java.lang.Runtime</text:span></text:span></text:a></text:p>
      <text:p text:style-name="P29"><text:a xlink:type="simple" xlink:href="http://docs.oracle.com/javase/7/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77"><text:span text:style-name="Code_20_char"><text:span text:style-name="T56">used</text:span></text:span><text:span text:style-name="Code_20_char">Memory</text:span> : <text:span text:style-name="T56">the used heap memory in bytes</text:span></text:p>
      <text:p text:style-name="P77"><text:span text:style-name="Code_20_char"><text:span text:style-name="T56">available</text:span></text:span><text:span text:style-name="Code_20_char">Memory</text:span> : <text:span text:style-name="T56">the total available memory in bytes, equal to </text:span><text:span text:style-name="Code_20_char"><text:span text:style-name="T56">maxMemory - usedMemory</text:span></text:span></text:p>
      <text:p text:style-name="P78"><text:span text:style-name="Code_20_char">startTime</text:span> : the JVM start time in milliseconds</text:p>
      <text:p text:style-name="P27"><text:span text:style-name="Code_20_char">uptime</text:span> : the JVM uptime in milliseconds</text:p>
      <text:p text:style-name="P27"><text:span text:style-name="Code_20_char">inputArgs</text:span> : the options passed to the JVM, not includ<text:span text:style-name="T53">ing</text:span> the arguments <text:span text:style-name="T53">passed to</text:span> the <text:span text:style-name="Code_20_char">main()</text:span> method, <text:span text:style-name="T56">formatted as a list of strings separated by ", " (comma followed by a space)</text:span></text:p>
      <text:p text:style-name="Standard"/>
      <text:p text:style-name="P1"><text:span text:style-name="T12">Note</text:span>: <text:span text:style-name="Code_20_char"><text:span text:style-name="T48">uptime</text:span></text:span><text:span text:style-name="T14">, </text:span><text:span text:style-name="Code_20_char"><text:span text:style-name="T19">totalMemory</text:span></text:span><text:span text:style-name="T13"> and </text:span><text:span text:style-name="Code_20_char"><text:span text:style-name="T19">freeMemory</text:span></text:span><text:span text:style-name="T13"> are the values taken </text:span><text:span text:style-name="T14">upon</text:span><text:span text:style-name="T13"> the node </text:span><text:span text:style-name="T14">or</text:span><text:span text:style-name="T13"> server </text:span><text:span text:style-name="T14">startup</text:span><text:span text:style-name="T13">. They may have changed subsequently and should therefore only be used with appropriate precautions</text:span>.</text:p>
      <text:list xml:id="list42858795368796"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www.jppf.org/javadoc/5.2/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javadoc/5.2/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api/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9"><text:span text:style-name="Code_20_char">ipv4.addresses</text:span> : space-separated list of IPV4 addresses with associated host in the format host_name|ipv4_address</text:p>
      <text:p text:style-name="P19"><text:span text:style-name="Code_20_char">ipv6.addresses</text:span> : space-separated list of IPV6 addresses with associated host in the format host_name|ipv6_address</text:p>
      <text:p text:style-name="Standard"/>
      <text:p text:style-name="P19">Example:</text:p>
      <text:p text:style-name="Standard"/>
      <text:p text:style-name="P49">ipv4.addresses = www.myhost.com|192.168.121.3 <text:span text:style-name="T44">localhost</text:span>|127.0.0.1 <text:span text:style-name="T44">10</text:span>.1.<text:span text:style-name="T44">1</text:span>.12|<text:span text:style-name="T44">10</text:span>.1.<text:span text:style-name="T44">1</text:span>.12</text:p>
      <text:p text:style-name="P49">ipv6.addresses = www.myhost.com|2001:0db8:85a3:08d3:1319:8a2e:0370:7334</text:p>
      <text:p text:style-name="Standard"><text:soft-page-break/></text:p>
      <text:p text:style-name="P28">Note: when a host name cannot be resolved, the <text:span text:style-name="T44">left</text:span>-hand part of the address, on the <text:span text:style-name="T44">left</text:span> of the "|" (pipe character) will be <text:span text:style-name="T44">set to the IP address</text:span></text:p>
      <text:list xml:id="list42857212235503" text:continue-numbering="true" text:style-name="Outline">
        <text:list-item>
          <text:list>
            <text:list-item>
              <text:list>
                <text:list-item>
                  <text:h text:style-name="P86"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0">i</text:span>on. The storage space information is only available with Java 1.6 or later, as the related APIs did not exist before this version.</text:p>
      <text:p text:style-name="Standard"/>
      <text:p text:style-name="P3">Related APIs:</text:p>
      <text:p text:style-name="Standard"/>
      <text:p text:style-name="Standard"><text:a xlink:type="simple" xlink:href="http://www.jppf.org/javadoc/5.2/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javadoc/5.2/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api/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api/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api/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42857457404243" text:continue-numbering="true" text:style-name="Outline">
        <text:list-item>
          <text:list>
            <text:list-item>
              <text:list>
                <text:list-item>
                  <text:h text:style-name="Heading_20_3" text:outline-level="3">Operating system properties</text:h>
                </text:list-item>
              </text:list>
            </text:list-item>
          </text:list>
        </text:list-item>
      </text:list>
      <text:p text:style-name="P4">Related APIs:</text:p>
      <text:p text:style-name="P24"/>
      <text:p text:style-name="P25"><text:a xlink:type="simple" xlink:href="http://www.jppf.org/javadoc/5.2/org/jppf/management/JPPFSystemInformation.html#getOS()" text:style-name="Internet_20_link" text:visited-style-name="Visited_20_Internet_20_Link"><text:span text:style-name="Code_20_char"><text:span text:style-name="T11">JPPFSystemInformation.getOS()</text:span></text:span></text:a></text:p>
      <text:p text:style-name="P25"><text:a xlink:type="simple" xlink:href="http://www.jppf.org/javadoc/5.2/org/jppf/utils/SystemUtils.html#getOS()" text:style-name="Internet_20_link" text:visited-style-name="Visited_20_Internet_20_Link"><text:span text:style-name="Code_20_char"><text:span text:style-name="T11">SystemUtils.getOS()</text:span></text:span></text:a></text:p>
      <text:p text:style-name="P24"/>
      <text:p text:style-name="P4">List of properties:</text:p>
      <text:p text:style-name="P24"/>
      <text:p text:style-name="P24"><text:span text:style-name="Code_20_char">os.TotalPhysicalMemorySize</text:span> : total system <text:span text:style-name="T46">RAM</text:span> in bytes</text:p>
      <text:p text:style-name="P24"><text:span text:style-name="Code_20_char">os.FreePhysicalMemorySize</text:span> : available system <text:span text:style-name="T46">RAM</text:span> in bytes *</text:p>
      <text:p text:style-name="P24"><text:span text:style-name="Code_20_char">os.TotalSwapSpaceSize</text:span> : total system swap <text:span text:style-name="T46">space </text:span>in bytes</text:p>
      <text:p text:style-name="P24"><text:span text:style-name="Code_20_char">os.FreeSwapSpaceSize</text:span> : available system swap <text:span text:style-name="T46">space </text:span>in bytes *</text:p>
      <text:p text:style-name="P24"><text:span text:style-name="Code_20_char">os.CommittedVirtualMemorySize</text:span> : process committed v<text:span text:style-name="T49">irtual </text:span>m<text:span text:style-name="T49">emory</text:span> in bytes *</text:p>
      <text:p text:style-name="P24"><text:span text:style-name="Code_20_char">os.ProcessCpuTime</text:span> : process <text:span text:style-name="T47">CPU</text:span> time in nanos<text:span text:style-name="T46">econds *</text:span></text:p>
      <text:p text:style-name="P24"><text:span text:style-name="Code_20_char">os.Name</text:span> : operating system name</text:p>
      <text:p text:style-name="P24"><text:span text:style-name="Code_20_char">os.Version</text:span> : operating system version</text:p>
      <text:p text:style-name="P24"><text:span text:style-name="Code_20_char">os.Arch</text:span> : operating system architecture</text:p>
      <text:p text:style-name="P24"><text:span text:style-name="Code_20_char">os.AvailableProcessors</text:span> : system available cores</text:p>
      <text:p text:style-name="P24"/>
      <text:p text:style-name="P24">* <text:span text:style-name="T15">these values are computed at node or server startup time, and will change subsequently; they should be used with appropriate precautions.</text:span></text:p>
      <text:p text:style-name="P24"/>
      <text:p text:style-name="P26"/>
      <text:p text:style-name="P80">Example:</text:p>
      <text:p text:style-name="P26"/>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42857879621092" text:continue-numbering="true" text:style-name="Outline">
        <text:list-item>
          <text:list>
            <text:list-item>
              <text:list>
                <text:list-item>
                  <text:h text:style-name="Heading_20_3" text:outline-level="3">Server statistics</text:h>
                </text:list-item>
              </text:list>
            </text:list-item>
          </text:list>
        </text:list-item>
      </text:list>
      <text:p text:style-name="P5">Related APIs:</text:p>
      <text:p text:style-name="P30"/>
      <text:p text:style-name="P30"><text:a xlink:type="simple" xlink:href="http://www.jppf.org/javadoc/5.2/org/jppf/management/JPPFSystemInformation.html#getStats()" text:style-name="Internet_20_link" text:visited-style-name="Visited_20_Internet_20_Link">JPPFSystemInformation.getStats()</text:a></text:p>
      <text:p text:style-name="P30"><text:a xlink:type="simple" xlink:href="http://www.jppf.org/javadoc/5.2/index.html?org/jppf/utils/stats/package-summary.html" text:style-name="Internet_20_link" text:visited-style-name="Visited_20_Internet_20_Link">org.jppf.utils.stats.*</text:a></text:p>
      <text:p text:style-name="P30"/>
      <text:p text:style-name="P33"><text:span text:style-name="T1">Related documentation</text:span>: see <text:span text:style-name="T17">Development guide &gt; The JPPF statistics API</text:span></text:p>
      <text:p text:style-name="P31"/>
      <text:p text:style-name="P31">The ser<text:span text:style-name="T51">v</text:span>er statistics values defined as constants in JPPFStatistics are now included and available in the execution properties for a JPPF driver. The property names are formatted as "<text:span text:style-name="T13">statistic_label</text:span>.<text:span text:style-name="T13">attribute</text:span> = value" where:</text:p>
      <text:p text:style-name="P31"/>
      <text:list xml:id="list42857950072048" text:continue-list="list586667575038658181" text:style-name="List_20_1">
        <text:list-item>
          <text:p text:style-name="P72"><text:span text:style-name="T13">statistic_label</text:span> is the string returned by <text:a xlink:type="simple" xlink:href="http://www.jppf.org/javadoc/5.2/org/jppf/utils/stats/JPPFSnapshot.html#getLabel()" text:style-name="Internet_20_link" text:visited-style-name="Visited_20_Internet_20_Link">JPPFSnapshot.getLabel()</text:a></text:p>
        </text:list-item>
        <text:list-item>
          <text:p text:style-name="P72"><text:span text:style-name="T18">attribute</text:span> is the attribute name corresponding to one of the <text:span text:style-name="T50">other </text:span>getters in <text:s/><text:a xlink:type="simple" xlink:href="http://www.jppf.org/javadoc/5.2/index.html?org/jppf/utils/stats/JPPFSnapshot.html" text:style-name="Internet_20_link" text:visited-style-name="Visited_20_Internet_20_Link">JPPFSnapshot</text:a></text:p>
        </text:list-item>
        <text:list-item>
          <text:p text:style-name="P73">value is always expressed as a double value, even if it is an integer</text:p>
        </text:list-item>
      </text:list>
      <text:p text:style-name="P30"/>
      <text:p text:style-name="P31">For a a cumulative or non-cumulative statistics snapshot, <text:span text:style-name="T50">such as </text:span><text:a xlink:type="simple" xlink:href="http://www.jppf.org/javadoc/5.2/org/jppf/utils/stats/JPPFStatisticsHelper.html#IDLE_NODES" text:style-name="Internet_20_link" text:visited-style-name="Visited_20_Internet_20_Link"><text:span text:style-name="T50">JPPFStatisticHelper.IDLE_NODE</text:span></text:a>, the available properties will thus be:</text:p>
      <text:p text:style-name="P31"/>
      <text:p text:style-name="Code_20_block"><text:span text:style-name="T16">idle.nodes</text:span>.<text:span text:style-name="T50">avg = 1.0</text:span></text:p>
      <text:p text:style-name="Code_20_block"><text:span text:style-name="T16">idle.nodes</text:span>.<text:span text:style-name="T50">count = 1.0</text:span></text:p>
      <text:p text:style-name="Code_20_block"><text:span text:style-name="T16">idle.nodes</text:span>.<text:span text:style-name="T50">latest = 1.0</text:span></text:p>
      <text:p text:style-name="Code_20_block"><text:span text:style-name="T16">idle.nodes</text:span>.<text:span text:style-name="T50">max = 1.0</text:span></text:p>
      <text:p text:style-name="Code_20_block"><text:span text:style-name="T16">idle.nodes</text:span>.<text:span text:style-name="T50">min = 0.0</text:span></text:p>
      <text:p text:style-name="Code_20_block"><text:span text:style-name="T16">idle.nodes</text:span>.<text:span text:style-name="T50">total = 1.0</text:span></text:p>
      <text:p text:style-name="P30"/>
      <text:p text:style-name="P32">For a single value snapshot such as <text:a xlink:type="simple" xlink:href="http://www.jppf.org/javadoc/5.2/org/jppf/utils/stats/JPPFStatisticsHelper.html#CLIENT_IN_TRAFFIC" text:style-name="Internet_20_link" text:visited-style-name="Visited_20_Internet_20_Link">JPPFStatisticHelper.CLIENT_IN_TRAFFIC</text:a>, there is a single property:</text:p>
      <text:p text:style-name="P32"/>
      <text:p text:style-name="Code_20_block"><text:span text:style-name="T13">client.traffic.in</text:span>.total = 1589.0</text:p>
      <text:p text:style-name="P32"/>
      <text:p text:style-name="P32"/>
      <text:list xml:id="list42858194266262" text:continue-list="list42857879621092" text:style-name="Outline">
        <text:list-item>
          <text:list>
            <text:list-item>
              <text:h text:style-name="P65" text:outline-level="2">Execution policy XML schema</text:h>
            </text:list-item>
          </text:list>
        </text:list-item>
      </text:list>
      <text:p text:style-name="Standard"/>
      <text:p text:style-name="Code_20_block">&lt;?xml version="1.0" encoding="UTF-8"?&gt;<text:line-break/><text:line-break/><text:span text:style-name="T20">&lt;!--<text:line-break/> <text:s/>JPPF.<text:line-break/> <text:s/>Copyright (C) 2005-201</text:span><text:span text:style-name="T23">4</text:span><text:span text:style-name="T20">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7">Script</text:span>" type="jppf:<text:span text:style-name="T37">ScriptedR</text:span>uleType"/&gt;<text:line-break/><text:span text:style-name="T45"> <text:s text:c="5"/>&lt;element name="IsInIPv4Subnet" type="jppf:SubnetRuleType"/&gt;</text:span></text:p>
      <text:p text:style-name="P55"><text:s text:c="6"/>&lt;element name="IsInIPv6Subnet" type="jppf:SubnetRuleType"/&gt;</text:p>
      <text:p text:style-name="P61"><text:s text:c="6"/>&lt;element name="<text:span text:style-name="T57">NodesMatching</text:span>" type="jppf:<text:span text:style-name="T57">Global</text:span>Type"/&gt;</text:p>
      <text:p text:style-name="P62"><text:s text:c="4"/>&lt;/choice&gt;<text:line-break/> <text:s/>&lt;/group&gt;<text:line-break/><text:line-break/> <text:s/><text:span text:style-name="T21">&lt;!-- unary predicates : NOT --&gt;</text:span></text:p>
      <text:p text:style-name="P50"><text:s text:c="2"/>&lt;complexType name="OneRuleType"&gt;<text:line-break/> <text:s text:c="3"/>&lt;sequence&gt;<text:line-break/> <text:s text:c="5"/>&lt;group ref="jppf:Rule"/&gt;<text:line-break/> <text:s text:c="3"/>&lt;/sequence&gt;<text:line-break/> <text:s/>&lt;/complexType&gt;<text:line-break/></text:p>
      <text:p text:style-name="P50"><text:span text:style-name="T45"><text:s text:c="2"/></text:span><text:span text:style-name="T24">&lt;!-- n-ary predicates : Preference --&gt;</text:span></text:p>
      <text:p text:style-name="P55"><text:s text:c="2"/>&lt;complexType name="OneOrMoreRulesType"&gt;</text:p>
      <text:p text:style-name="P55"><text:s text:c="4"/>&lt;sequence minOccurs="1" maxOccurs="unbounded"&gt;</text:p>
      <text:p text:style-name="P55"><text:s text:c="6"/>&lt;group ref="jppf:Rule"/&gt;</text:p>
      <text:p text:style-name="P55"><text:s text:c="4"/>&lt;/sequence&gt;</text:p>
      <text:p text:style-name="P55"><text:soft-page-break/><text:s text:c="2"/>&lt;/complexType&gt;</text:p>
      <text:p text:style-name="P50"><text:line-break/> <text:s/><text:span text:style-name="T21">&lt;!-- binary predicates : AND, OR, XOR --&gt;</text:span></text:p>
      <text:p text:style-name="P43"><text:s text:c="2"/>&lt;complexType name="TwoOrMoreRulesType"&gt;<text:line-break/> <text:s text:c="3"/>&lt;sequence minOccurs="2" maxOccurs="unbounded"&gt;<text:line-break/> <text:s text:c="5"/>&lt;group ref="jppf:Rule"/&gt;<text:line-break/> <text:s text:c="3"/>&lt;/sequence&gt;<text:line-break/> <text:s/>&lt;/complexType&gt;<text:line-break/></text:p>
      <text:p text:style-name="P50"><text:s text:c="3"/><text:line-break/> <text:s/><text:span text:style-name="T20">&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0">&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0">&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0">&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20">&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text:soft-page-break/> <text:s text:c="3"/><text:line-break/> <text:s/><text:span text:style-name="T20">&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50"><text:span text:style-name="T45"><text:s text:c="2"/></text:span><text:span text:style-name="T24">&lt;!-- Subnet matching execution policy --&gt;</text:span></text:p>
      <text:p text:style-name="P55"><text:s text:c="2"/>&lt;complexType name="SubnetRuleType"&gt;</text:p>
      <text:p text:style-name="P55"><text:s text:c="4"/>&lt;sequence&gt;</text:p>
      <text:p text:style-name="P55"><text:s text:c="6"/>&lt;element name="Subnet" type="string" minOccurs="1" maxOccurs="unbounded"/&gt;</text:p>
      <text:p text:style-name="P55"><text:s text:c="4"/>&lt;/sequence&gt;</text:p>
      <text:p text:style-name="P55"><text:s text:c="2"/>&lt;/complexType&gt;</text:p>
      <text:p text:style-name="P50"><text:line-break/> <text:s/><text:span text:style-name="T20">&lt;!-- </text:span><text:span text:style-name="T21">custom execution policy</text:span><text:span text:style-name="T20">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0">&lt;!-- </text:span><text:span text:style-name="T22">scripted</text:span><text:span text:style-name="T21"> execution policy</text:span><text:span text:style-name="T20"> --&gt;</text:span><text:line-break/> <text:s/>&lt;complexType name="<text:span text:style-name="T36">Scripted</text:span>RuleType"&gt;<text:line-break/> <text:s text:c="3"/>&lt;<text:span text:style-name="T36">simpleContent</text:span>&gt;<text:line-break/> <text:s text:c="5"/><text:span text:style-name="T36">&lt;extension base="string"&gt;</text:span></text:p>
      <text:p text:style-name="P45"><text:s text:c="8"/>&lt;attribute name="language" type="string"/&gt;</text:p>
      <text:p text:style-name="P45"><text:s text:c="6"/>&lt;/extension&gt;</text:p>
      <text:p text:style-name="P44"><text:s text:c="4"/>&lt;/<text:span text:style-name="T36">simpleContent</text:span>&gt;<text:line-break/> <text:s/>&lt;/complexType&gt;<text:line-break/></text:p>
      <text:p text:style-name="P63"><text:span text:style-name="T58"><text:s text:c="2"/></text:span><text:span text:style-name="T25">&lt;!-- test of type</text:span></text:p>
      <text:p text:style-name="P63"><text:span text:style-name="T25"><text:s text:c="4"/>"if there are _operator_(_expected_) nodes that match _execution_policy_" --&gt;</text:span></text:p>
      <text:p text:style-name="P63"><text:span text:style-name="T58"><text:s text:c="2"/>&lt;complexType name="GlobalType"&gt;</text:span></text:p>
      <text:p text:style-name="P63"><text:span text:style-name="T58"><text:s text:c="4"/>&lt;sequence&gt;</text:span></text:p>
      <text:p text:style-name="P63"><text:span text:style-name="T58"><text:s text:c="6"/>&lt;group ref="jppf:Rule"/&gt;</text:span></text:p>
      <text:p text:style-name="P63"><text:span text:style-name="T58"><text:s text:c="4"/>&lt;/sequence&gt;</text:span></text:p>
      <text:p text:style-name="P63"><text:span text:style-name="T58"><text:s text:c="4"/>&lt;attribute name="operator" use="optional" default="EQUAL"&gt;</text:span></text:p>
      <text:p text:style-name="P63"><text:span text:style-name="T58"><text:s text:c="6"/>&lt;simpleType&gt;</text:span></text:p>
      <text:p text:style-name="P63"><text:span text:style-name="T58"><text:s text:c="8"/>&lt;restriction base="string"&gt;</text:span></text:p>
      <text:p text:style-name="P63"><text:span text:style-name="T58"><text:s text:c="10"/>&lt;enumeration value="EQUAL"/&gt;</text:span></text:p>
      <text:p text:style-name="P63"><text:span text:style-name="T58"><text:s text:c="10"/>&lt;enumeration value="NOT_EQUAL"/&gt;</text:span></text:p>
      <text:p text:style-name="P63"><text:span text:style-name="T58"><text:s text:c="10"/>&lt;enumeration value="AT_LEAST"/&gt;</text:span></text:p>
      <text:p text:style-name="P63"><text:span text:style-name="T58"><text:s text:c="10"/>&lt;enumeration value="AT_MOST"/&gt;</text:span></text:p>
      <text:p text:style-name="P63"><text:span text:style-name="T58"><text:s text:c="10"/>&lt;enumeration value="MORE_THAN"/&gt;</text:span></text:p>
      <text:p text:style-name="P63"><text:span text:style-name="T58"><text:s text:c="10"/>&lt;enumeration value="LESS_THAN"/&gt;</text:span></text:p>
      <text:p text:style-name="P63"><text:span text:style-name="T58"><text:s text:c="8"/>&lt;/restriction&gt;</text:span></text:p>
      <text:p text:style-name="P63"><text:span text:style-name="T58"><text:s text:c="6"/>&lt;/simpleType&gt;</text:span></text:p>
      <text:p text:style-name="P63"><text:span text:style-name="T58"><text:s text:c="4"/>&lt;/attribute&gt;</text:span></text:p>
      <text:p text:style-name="P63"><text:span text:style-name="T58"><text:s text:c="4"/>&lt;attribute name="expected" type="long" use="optional" default="0"/&gt;</text:span></text:p>
      <text:p text:style-name="P63"><text:span text:style-name="T58"><text:s text:c="2"/>&lt;/complexType&gt;</text:span></text:p>
      <text:p text:style-name="P63">&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4H32M52S</meta:editing-duration>
    <meta:editing-cycles>84</meta:editing-cycles>
    <meta:generator>LibreOffice/5.1.0.3$Windows_x86 LibreOffice_project/5e3e00a007d9b3b6efb6797a8b8e57b51ab1f737</meta:generator>
    <meta:creation-date>2009-11-09T06:38:14.61</meta:creation-date>
    <dc:date>2016-03-18T04:28:56.824000000</dc:date>
    <meta:document-statistic meta:table-count="0" meta:image-count="0" meta:object-count="0" meta:page-count="15" meta:paragraph-count="619" meta:word-count="3278" meta:character-count="28880" meta:non-whitespace-character-count="2511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